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a933" draw:fill="solid" draw:fill-color="#800080" draw:opacity="40%" draw:opacity-name="" draw:textarea-horizontal-align="justify" draw:textarea-vertical-align="middle" draw:auto-grow-height="false" fo:min-height="2.056cm" fo:min-width="9.655cm" loext:glow-transparency="80%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429cm" loext:decorative="false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 loext:decorative="false"/>
    </style:style>
    <style:style style:name="gr4" style:family="graphic" style:parent-style-name="objectwithoutfill">
      <style:graphic-properties draw:stroke-dash="Long_20_Dot" svg:stroke-width="0.106cm" svg:stroke-color="#800080" draw:marker-start-width="0.359cm" draw:marker-end="Extrémités_20_de_20_flèche_20_1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06cm" svg:stroke-color="#000000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standard">
      <style:graphic-properties draw:fill="solid" draw:fill-color="#ff0000" draw:textarea-vertical-align="middle" draw:auto-grow-height="false" fo:min-height="0.148cm" fo:min-width="0cm" loext:decorative="false"/>
    </style:style>
    <style:style style:name="gr7" style:family="graphic" style:parent-style-name="standard">
      <style:graphic-properties draw:textarea-vertical-align="middle" draw:auto-grow-height="false" fo:min-height="0.148cm" fo:min-width="0cm" loext:decorative="false"/>
    </style:style>
    <style:style style:name="gr8" style:family="graphic" style:parent-style-name="objectwithoutfill">
      <style:graphic-properties svg:stroke-width="0.106cm" svg:stroke-color="#800080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objectwithoutfill">
      <style:graphic-properties svg:stroke-width="0.106cm" svg:stroke-color="#bf0041" draw:marker-start-width="0.359cm" draw:marker-end="Extrémités_20_de_20_flèche_20_2" draw:marker-end-width="0.4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objectwithoutfill">
      <style:graphic-properties draw:stroke="dash" draw:stroke-dash="Dash_20__28_Rounded_29_" svg:stroke-width="0.106cm" svg:stroke-color="#00a933" draw:marker-start-width="0.359cm" draw:marker-end="Extrémités_20_de_20_flèche_20_2" draw:marker-end-width="0.459cm" svg:stroke-linecap="round" draw:fill="none" draw:textarea-vertical-align="middle" fo:padding-top="0.178cm" fo:padding-bottom="0.178cm" fo:padding-left="0.303cm" fo:padding-right="0.303cm" loext:decorative="false"/>
    </style:style>
    <style:style style:name="gr11" style:family="graphic" style:parent-style-name="objectwithoutfill">
      <style:graphic-properties svg:stroke-width="0.106cm" svg:stroke-color="#00a933" draw:marker-start-width="0.359cm" draw:marker-end="Extrémités_20_de_20_flèche_20_2" draw:marker-end-width="0.4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903cm" fo:min-width="1.05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1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54cm" fo:min-width="1.429cm" loext:decorative="false"/>
      <style:paragraph-properties style:writing-mode="lr-tb"/>
    </style:style>
    <style:style style:name="gr15" style:family="graphic" style:parent-style-name="objectwithoutfill">
      <style:graphic-properties draw:stroke="dash" draw:stroke-dash="Dash_20__28_Rounded_29_" svg:stroke-width="0.053cm" svg:stroke-color="#000000" draw:marker-start-width="0.279cm" draw:marker-end-width="0.279cm" svg:stroke-linecap="round" draw:fill="none" draw:textarea-vertical-align="middle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draw:fill="solid" draw:fill-color="#ff8000" draw:textarea-vertical-align="middle" draw:auto-grow-height="false" fo:min-height="0.148cm" fo:min-width="0cm" loext:decorative="false"/>
    </style:style>
    <style:style style:name="gr17" style:family="graphic" style:parent-style-name="objectwithoutfill">
      <style:graphic-properties svg:stroke-width="0.106cm" svg:stroke-color="#ff8000" draw:marker-start-width="0.359cm" draw:marker-end="Extrémités_20_de_20_flèche_20_2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loext:graphic-properties draw:fill="solid" draw:fill-color="#800080" draw:opacity="40%"/>
      <style:paragraph-properties fo:text-align="center"/>
    </style:style>
    <style:style style:name="P2" style:family="paragraph">
      <style:text-properties fo:color="#ff0000" loext:opacity="100%"/>
    </style:style>
    <style:style style:name="P3" style:family="paragraph">
      <loext:graphic-properties draw:fill="none" draw:fill-color="#ffffff"/>
      <style:text-properties fo:color="#ff0000" loext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3465a4" loext:opacity="100%"/>
    </style:style>
    <style:style style:name="P8" style:family="paragraph">
      <loext:graphic-properties draw:fill="none" draw:fill-color="#ffffff"/>
      <style:text-properties fo:color="#3465a4" loext:opacity="100%"/>
    </style:style>
    <style:style style:name="P9" style:family="paragraph">
      <style:paragraph-properties fo:text-align="center"/>
      <style:text-properties fo:color="#ff0000" loext:opacity="100%"/>
    </style:style>
    <style:style style:name="P10" style:family="paragraph">
      <loext:graphic-properties draw:fill="none" draw:fill-color="#ffffff"/>
      <style:paragraph-properties fo:text-align="center"/>
      <style:text-properties fo:color="#ff0000" loext:opacity="100%"/>
    </style:style>
    <style:style style:name="P11" style:family="paragraph">
      <style:paragraph-properties fo:text-align="center"/>
      <style:text-properties fo:color="#ff8000" loext:opacity="100%"/>
    </style:style>
    <style:style style:name="P12" style:family="paragraph">
      <loext:graphic-properties draw:fill="none" draw:fill-color="#ffffff"/>
      <style:paragraph-properties fo:text-align="center"/>
      <style:text-properties fo:color="#ff8000" loext:opacity="100%"/>
    </style:style>
    <style:style style:name="P13" style:family="paragraph">
      <loext:graphic-properties draw:fill="solid" draw:fill-color="#ff8000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color="#ff8000" loext:opacity="100%"/>
    </style:style>
    <style:style style:name="T1" style:family="text">
      <style:text-properties fo:color="#3465a4" loext:opacity="100%"/>
    </style:style>
    <style:style style:name="T2" style:family="text">
      <style:text-properties fo:color="#ff8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659cm" svg:height="4.464cm" draw:transform="skewX (-0.229510796637254) rotate (0.00331612557878923) translate (1.247cm 9.775cm)">
          <text:p/>
          <draw:enhanced-geometry svg:viewBox="0 0 21600 21600" draw:glue-points="?f6 0 10800 ?f8 ?f11 10800 ?f9 21600 10800 ?f10 ?f5 10800" draw:text-areas="?f3 ?f3 ?f4 ?f4" draw:type="parallelogram" draw:modifiers="8332.1124460515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position-x="$0" draw:handle-position-y="top" draw:handle-range-x-minimum="0" draw:handle-range-x-maximum="21600"/>
          </draw:enhanced-geometry>
        </draw:custom-shape>
        <draw:frame draw:style-name="gr2" draw:text-style-name="P3" draw:layer="layout" svg:width="2.628cm" svg:height="1.673cm" svg:x="15.605cm" svg:y="8.112cm">
          <draw:text-box>
            <text:p text:style-name="P2">souris</text:p>
          </draw:text-box>
        </draw:frame>
        <draw:line draw:style-name="gr3" draw:text-style-name="P4" draw:layer="layout" svg:x1="10.613cm" svg:y1="11.523cm" svg:x2="17.91cm" svg:y2="11.523cm">
          <text:p/>
        </draw:line>
        <draw:line draw:style-name="gr4" draw:text-style-name="P4" draw:layer="layout" svg:x1="4.88cm" svg:y1="15.735cm" svg:x2="16.607cm" svg:y2="7.029cm">
          <text:p/>
        </draw:line>
        <draw:line draw:style-name="gr5" draw:text-style-name="P4" draw:layer="layout" svg:x1="10.613cm" svg:y1="18.825cm" svg:x2="10.613cm" svg:y2="4.22cm">
          <text:p/>
        </draw:line>
        <draw:custom-shape draw:style-name="gr6" draw:text-style-name="P5" draw:layer="layout" svg:width="0.522cm" svg:height="0.562cm" svg:x="16.393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2cm" svg:height="0.562cm" svg:x="11.338cm" svg:y="14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21cm" svg:height="0.562cm" svg:x="7.033cm" svg:y="11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4.619cm" svg:y1="11.523cm" svg:x2="17.911cm" svg:y2="11.523cm">
          <text:p/>
        </draw:line>
        <draw:line draw:style-name="gr9" draw:text-style-name="P4" draw:layer="layout" svg:x1="10.613cm" svg:y1="11.523cm" svg:x2="16.347cm" svg:y2="9.276cm">
          <text:p/>
        </draw:line>
        <draw:line draw:style-name="gr10" draw:text-style-name="P4" draw:layer="layout" svg:x1="16.813cm" svg:y1="9.524cm" svg:x2="17.594cm" svg:y2="12.611cm">
          <text:p/>
        </draw:line>
        <draw:line draw:style-name="gr11" draw:text-style-name="P4" draw:layer="layout" svg:x1="10.413cm" svg:y1="11.624cm" svg:x2="7.667cm" svg:y2="11.795cm">
          <text:p/>
        </draw:line>
        <draw:frame draw:style-name="gr12" draw:text-style-name="P7" draw:layer="layout" svg:width="2.717cm" svg:height="1.153cm" svg:x="4.852cm" svg:y="11.589cm">
          <draw:text-box>
            <text:p text:style-name="P6"><text:span text:style-name="T1">mort</text:span></text:p>
          </draw:text-box>
        </draw:frame>
        <draw:frame draw:style-name="gr13" draw:text-style-name="P8" draw:layer="layout" svg:width="2.415cm" svg:height="1.673cm" svg:x="10.858cm" svg:y="15.371cm">
          <draw:text-box>
            <text:p><text:span text:style-name="T1">grise</text:span></text:p>
          </draw:text-box>
        </draw:frame>
        <draw:line draw:style-name="gr10" draw:text-style-name="P4" draw:layer="layout" svg:x1="10.614cm" svg:y1="11.525cm" svg:x2="11.395cm" svg:y2="14.612cm">
          <text:p/>
        </draw:line>
        <draw:frame draw:style-name="gr14" draw:text-style-name="P10" draw:layer="layout" svg:width="4.481cm" svg:height="1.004cm" svg:x="15.752cm" svg:y="13.113cm">
          <draw:text-box>
            <text:p text:style-name="P9">Souris grise</text:p>
          </draw:text-box>
        </draw:frame>
        <draw:custom-shape draw:style-name="gr6" draw:text-style-name="P5" draw:layer="layout" svg:width="0.522cm" svg:height="0.562cm" svg:x="17.393cm" svg:y="1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17.695cm" svg:y1="35.95cm" svg:x2="17.695cm" svg:y2="37.855cm">
          <text:p/>
        </draw:line>
        <draw:line draw:style-name="gr11" draw:text-style-name="P4" draw:layer="layout" svg:x1="17.313cm" svg:y1="12.925cm" svg:x2="14.567cm" svg:y2="13.096cm">
          <text:p/>
        </draw:line>
        <draw:frame draw:style-name="gr14" draw:text-style-name="P12" draw:layer="layout" svg:width="4.481cm" svg:height="1.673cm" svg:x="12.153cm" svg:y="13.913cm">
          <draw:text-box>
            <text:p text:style-name="P11"><text:span text:style-name="T2">Souris grise</text:span></text:p>
            <text:p text:style-name="P11"><text:span text:style-name="T2">morte</text:span></text:p>
          </draw:text-box>
        </draw:frame>
        <draw:custom-shape draw:style-name="gr16" draw:text-style-name="P13" draw:layer="layout" svg:width="0.522cm" svg:height="0.562cm" svg:x="13.954cm" svg:y="12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14.217cm" svg:y1="13.065cm" svg:x2="14.217cm" svg:y2="14.017cm">
          <text:p/>
        </draw:line>
        <draw:line draw:style-name="gr17" draw:text-style-name="P14" draw:layer="layout" svg:x1="10.613cm" svg:y1="11.524cm" svg:x2="13.7cm" svg:y2="12.7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_20__28_Rounded_29_" draw:display-name="Dash (Rounded)" draw:style="round" draw:dots1="1" draw:dots1-length="201%" draw:distance="1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9:39:39.312008600</meta:creation-date>
    <dc:date>2026-04-14T11:56:50.013596700</dc:date>
    <meta:editing-duration>PT16M6S</meta:editing-duration>
    <meta:editing-cycles>3</meta:editing-cycles>
    <meta:generator>LibreOffice/26.2.1.2$Windows_X86_64 LibreOffice_project/620$Build-2</meta:generator>
    <meta:document-statistic meta:object-count="23"/>
  </office:meta>
</office:document-meta>
</file>